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'Linux Biolinum G'" style:font-family-asian="'Linux Biolinum G'" style:font-family-complex="'Linux Biolinum G'" fo:background-color="transparent" style:use-window-font-color="true"/>
    </style:style>
    <style:style style:name="T2" style:family="text">
      <style:text-properties fo:font-size="14.00pt" fo:font-weight="normal" fo:font-family="'Linux Biolinum G'" style:font-family-asian="'Linux Biolinum G'" style:font-family-complex="'Linux Biolinum G'" fo:background-color="transparent" style:use-window-font-color="true"/>
    </style:style>
    <style:style style:name="T3" style:family="text">
      <style:text-properties fo:font-size="14.00pt" fo:font-weight="bold" fo:font-family="'Linux Biolinum G'" style:font-family-asian="'Linux Biolinum G'" style:font-family-complex="'Linux Biolinum G'" fo:background-color="transparent" style:use-window-font-color="true"/>
    </style:style>
    <style:style style:name="T4" style:family="text">
      <style:text-properties fo:font-size="14.00pt" fo:font-weight="normal" fo:font-family="'Linux Biolinum G'" style:font-family-asian="'Linux Biolinum G'" style:font-family-complex="'Linux Biolinum G'" fo:background-color="transparent" style:use-window-font-color="true"/>
    </style:style>
    <style:style style:name="T5" style:family="text">
      <style:text-properties fo:font-size="14.00pt" fo:font-weight="bold" fo:font-family="'Linux Biolinum G'" style:font-family-asian="'Linux Biolinum G'" style:font-family-complex="'Linux Biolinum G'" fo:background-color="transparent" style:use-window-font-color="true"/>
    </style:style>
    <style:style style:name="T6" style:family="text">
      <style:text-properties fo:font-size="14.00pt" fo:font-weight="normal" fo:font-family="'Linux Biolinum G'" style:font-family-asian="'Linux Biolinum G'" style:font-family-complex="'Linux Biolinum G'" fo:background-color="transparent" style:use-window-font-color="true"/>
    </style:style>
    <style:style style:name="T7" style:family="text">
      <style:text-properties fo:font-size="14.00pt" fo:font-weight="bold" fo:font-family="'Linux Biolinum G'" style:font-family-asian="'Linux Biolinum G'" style:font-family-complex="'Linux Biolinum G'" fo:background-color="transparent" style:use-window-font-color="true"/>
    </style:style>
    <style:style style:name="T8" style:family="text">
      <style:text-properties fo:font-size="14.00pt" fo:font-weight="normal" fo:font-family="'Linux Biolinum G'" style:font-family-asian="'Linux Biolinum G'" style:font-family-complex="'Linux Biolinum G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Live Twitter Sentiment Analysis - Dash Application</text:span></text:p>
      <text:p text:style-name="P1"><text:span text:style-name="T2">This is the second version of my Live-streaming sentiment analysis application .</text:span></text:p>
      <text:p text:style-name="P1"><text:span text:style-name="T2">It is created using Python and Dash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Repo Contents:</text:span></text:p>
      <text:p text:style-name="P1"><text:span text:style-name="T3"/></text:p>
      <text:list text:style-name="L2">
        <text:list-item>
          <text:p text:style-name="P2"><text:span text:style-name="T4">DashLayout.py - This is currently the main front-end application code. Contains the dash application layouts, logic for graphs, interfaces with the database...etc. </text:span></text:p>
        </text:list-item>
        <text:list-item>
          <text:p text:style-name="P2"><text:span text:style-name="T4">TwitterAnalysis.py - This should run in the background of your application. This is what streams tweets from Twitter, storing them into the sqlite database, which is what the DashLayout.py file interfaces with.</text:span></text:p>
        </text:list-item>
        <text:list-item>
          <text:p text:style-name="P2"><text:span text:style-name="T4">requirements.txt - Contains all the libraries required for the project.</text:span></text:p>
        </text:list-item>
        <text:list-item>
          <text:p text:style-name="P2"><text:span text:style-name="T4">error.txt - maps the errors and notes them. (if any)</text:span></text:p>
        </text:list-item>
      </text:list>
      <text:p text:style-name="P3"><text:span text:style-name="T4"/></text:p>
      <text:p text:style-name="P3"><text:span text:style-name="T5">Quick start:</text:span></text:p>
      <text:p text:style-name="P3"><text:span text:style-name="T6"/></text:p>
      <text:list text:style-name="L4">
        <text:list-item>
          <text:p text:style-name="P4"><text:span text:style-name="T6">Clone repo</text:span></text:p>
        </text:list-item>
        <text:list-item>
          <text:p text:style-name="P4"><text:span text:style-name="T6">install requirements.txt using pip install -r requirements.txt</text:span></text:p>
        </text:list-item>
        <text:list-item>
          <text:p text:style-name="P4"><text:span text:style-name="T6">Fill in your Twitter App credentials to TwitterAnalysis.py. Go to apps.twitter.com to set that up if you need to.</text:span></text:p>
        </text:list-item>
        <text:list-item>
          <text:p text:style-name="P4"><text:span text:style-name="T6">Run TwitterAnalysis.py to build database</text:span></text:p>
        </text:list-item>
        <text:list-item>
          <text:p text:style-name="P4"><text:span text:style-name="T6">If you're using this locally, you can run the application with the dev_server.py script. If you want to deploy this to a webserver, see my deploying Dash application tutorial</text:span></text:p>
        </text:list-item>
        <text:list-item>
          <text:p text:style-name="P4"><text:span text:style-name="T6">You might need the latest version of sqlite.</text:span></text:p>
        </text:list-item>
      </text:list>
      <text:p text:style-name="P5"><text:span text:style-name="T6"/></text:p>
      <text:p text:style-name="P6"><text:span text:style-name="T7">Todo List:</text:span></text:p>
      <text:p text:style-name="P7"><text:span text:style-name="T8"/></text:p>
      <text:list text:style-name="L8">
        <text:list-item>
          <text:p text:style-name="P8"><text:span text:style-name="T8">Improve the layout so that multiple analysis can be shown at a time for different topics.</text:span></text:p>
        </text:list-item>
        <text:list-item>
          <text:p text:style-name="P8"><text:span text:style-name="T8">Host the application to web server using dash.</text:span></text:p>
        </text:list-item>
        <text:list-item>
          <text:p text:style-name="P8"><text:span text:style-name="T8">Create a system so that the database automatically truncates after certain size limit is reached.</text:span></text:p>
        </text:list-item>
        <text:list-item>
          <text:p text:style-name="P8"><text:span text:style-name="T8">Improve the front end UI of the web server .</text:span></text:p>
        </text:list-item>
        <text:list-item>
          <text:p text:style-name="P8"><text:span text:style-name="T8">Add suggested tweet topics section pulled from the trending sec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